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Behavior.getAc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preRender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FormBehavior.setPageContext( 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GenJavaScriptFormSubmit( boolean form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Behavior.renderNameAnd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Behavior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lookupBeanScopeAndNam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ormBehavio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Bean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Behavior.setAttribute( String name , String value , String fac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Behavior.rewriteActionURL( ServletContext servletContext , HttpServletRequest request , HttpServletResponse response , LinkedHashMap extraHiddenParam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rmBehavior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OnSubmit( String on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addParameter( String name , Object value , String 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Behavio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OnReset( String on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isFocu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Method( String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Behavior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writeHiddenParam( String paramName , String paramValue , Appender results , boolean new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Behavior.setBean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insureRe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Behavior.getRealFor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havior.addTagID( String tagI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Behavior.renderStart( Appender append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FormBehavior.renderEnd( Appender appen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